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NameManager.getInstance( String domainName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ameManager.getInstance( String domainName , Hashtable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ameManager.getInstance( Object objec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NameManager.ObjectNam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NameManager.getInstance(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